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Requriment</text:p>
      <text:list xml:id="list9180511210309039505" text:style-name="L2">
        <text:list-item>
          <text:p text:style-name="P1">User Should have Internet connection.</text:p>
        </text:list-item>
        <text:list-item>
          <text:p text:style-name="P1">Open Facebook page on browser (URL should be proper).</text:p>
        </text:list-item>
        <text:list-item>
          <text:p text:style-name="P1">Login button should be shown in Blue color.</text:p>
        </text:list-item>
        <text:list-item>
          <text:p text:style-name="P1">create new account button should be in green color.</text:p>
        </text:list-item>
        <text:list-item>
          <text:p text:style-name="P1">Login page should be fully visible.</text:p>
        </text:list-item>
        <text:list-item>
          <text:p text:style-name="P1">User Should already register.</text:p>
        </text:list-item>
        <text:list-item>
          <text:p text:style-name="P1">User Can login with register Mobile no. or email ID.</text:p>
        </text:list-item>
        <text:list-item>
          <text:p text:style-name="P1">For wrong User ID <text:s/>it will show the error “Please Enter correct User ID”.</text:p>
        </text:list-item>
        <text:list-item>
          <text:p text:style-name="P1">Password should be correct.</text:p>
        </text:list-item>
        <text:list-item>
          <text:p text:style-name="P1">For wrong password it will show the error “Please Enter correct password”.</text:p>
        </text:list-item>
        <text:list-item>
          <text:p text:style-name="P1">If User does't know the password it should able to reset the password using register email.</text:p>
        </text:list-item>
        <text:list-item>
          <text:p text:style-name="P1">Password length should be more than 6 and less than 12.</text:p>
        </text:list-item>
        <text:list-item>
          <text:p text:style-name="P1">After password reset, user should able to login with new password. </text:p>
        </text:list-item>
        <text:list-item>
          <text:p text:style-name="P1">For correct ID and password user should login.</text:p>
        </text:list-item>
        <text:list-item>
          <text:p text:style-name="P1">After entering vaild user id &amp; password click on login</text:p>
        </text:list-item>
        <text:list-item>
          <text:p text:style-name="P1">If user don't have the facebook account then click on create new account.</text:p>
        </text:list-item>
        <text:list-item>
          <text:p text:style-name="P1">After click on create account should redirect to create account page.</text:p>
          <text:p text:style-name="P1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oup029 group029</meta:initial-creator>
    <meta:creation-date>2022-11-06T20:39:50.10</meta:creation-date>
    <meta:document-statistic meta:table-count="0" meta:image-count="0" meta:object-count="0" meta:page-count="1" meta:paragraph-count="19" meta:word-count="180" meta:character-count="985"/>
    <dc:date>2022-11-06T21:33:23.46</dc:date>
    <dc:creator>group029 group029</dc:creator>
    <meta:editing-duration>PT10M12S</meta:editing-duration>
    <meta:editing-cycles>1</meta:editing-cycles>
    <meta:generator>OpenOffice/4.1.11$Win32 OpenOffice.org_project/4111m1$Build-9808</meta:generator>
  </office:meta>
</office:document-meta>
</file>